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381cm" style:use-optimal-column-width="true"/>
    </style:style>
    <style:style style:name="co2" style:family="table-column">
      <style:table-column-properties fo:break-before="auto" style:column-width="0.550333333333333cm" style:use-optimal-column-width="true"/>
    </style:style>
    <style:style style:name="co3" style:family="table-column">
      <style:table-column-properties fo:break-before="auto" style:column-width="2.032cm" style:use-optimal-column-width="true"/>
    </style:style>
    <style:style style:name="co4" style:family="table-column">
      <style:table-column-properties fo:break-before="auto" style:column-width="2.794cm" style:use-optimal-column-width="true"/>
    </style:style>
    <style:style style:name="co5" style:family="table-column">
      <style:table-column-properties fo:break-before="auto" style:column-width="10.0753333333333cm"/>
    </style:style>
    <style:style style:name="co6" style:family="table-column">
      <style:table-column-properties fo:break-before="auto" style:column-width="12.1708333333333cm"/>
    </style:style>
    <style:style style:name="co7" style:family="table-column">
      <style:table-column-properties fo:break-before="auto" style:column-width="1.6721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72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Q.</text:p>
          </table:table-cell>
          <table:table-cell office:value-type="string" table:style-name="ce1">
            <text:p>man.</text:p>
          </table:table-cell>
          <table:table-cell office:value-type="string" table:style-name="ce1">
            <text:p>sup.</text:p>
          </table:table-cell>
          <table:table-cell office:value-type="string" table:style-name="ce1">
            <text:p>descr.</text:p>
          </table:table-cell>
          <table:table-cell office:value-type="string" table:style-name="ce1">
            <text:p>url</text:p>
          </table:table-cell>
          <table:table-cell office:value-type="string" table:style-name="ce2">
            <text:p>U. price</text:p>
          </table:table-cell>
          <table:table-cell office:value-type="string" table:style-name="ce2">
            <text:p>S.Total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Lithium Ion Polymer Batterij - 3,7v 2000mAh - JST-PH connector</text:p>
          </table:table-cell>
          <table:table-cell office:value-type="string" table:style-name="ce3">
            <text:p><text:a xlink:href="https://opencircuit.nl/product/lithium-ion-polymer-batterij-3.7v-2000mah-jst">https://opencircuit.nl/product/lithium-ion-polymer-batterij-3.7v-2000mah-jst</text:a></text:p>
          </table:table-cell>
          <table:table-cell office:value-type="currency" office:value="9.5" table:style-name="ce2">
            <text:p><text:s/>€ 9,50<text:s/></text:p>
          </table:table-cell>
          <table:table-cell office:value-type="currency" office:value="9.5" table:formula="of:=[.G2]*[.B2]" table:style-name="ce2">
            <text:p><text:s/>€ 9,50<text:s/>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N-2201-JSTS2</text:p>
          </table:table-cell>
          <table:table-cell office:value-type="string" table:style-name="ce4">
            <text:p>Connector JST-SH 1.0mm pitch 2-pin male met 20cm</text:p>
            <text:p>kabel zwart=links / rood=rechts</text:p>
          </table:table-cell>
          <table:table-cell office:value-type="string" table:style-name="ce3">
            <text:p><text:a xlink:href="https://domoticx.net/?s=CON-2201-JSTS2&amp;post_type=product">https://domoticx.net/?s=CON-2201-JSTS2&amp;post_type=product</text:a></text:p>
          </table:table-cell>
          <table:table-cell office:value-type="currency" office:value="0.5" table:style-name="ce2">
            <text:p><text:s/>€ 0,50<text:s/></text:p>
          </table:table-cell>
          <table:table-cell office:value-type="currency" office:value="0.5" table:formula="of:=[.G3]*[.B3]" table:style-name="ce2">
            <text:p><text:s/>€ 0,50<text:s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1mm and 0.5mm FPC FFC adapters, converter breakout boards for prototyping</text:p>
          </table:table-cell>
          <table:table-cell office:value-type="string" table:style-name="ce3">
            <text:p><text:a xlink:href="https://www.ebay.com/itm/194402505682?var=495408374731">https://www.ebay.com/itm/194402505682?var=495408374731</text:a></text:p>
          </table:table-cell>
          <table:table-cell office:value-type="currency" office:value="5.75" table:style-name="ce2">
            <text:p><text:s/>€ 5,75<text:s/></text:p>
          </table:table-cell>
          <table:table-cell office:value-type="currency" office:value="5.75" table:formula="of:=[.G4]*[.B4]" table:style-name="ce2">
            <text:p><text:s/>€ 5,75<text:s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16/18/20/22/24/26/30 Pin 0.5mm FFC FPC Flat cable Socket breakout board 90° Pin</text:p>
          </table:table-cell>
          <table:table-cell office:value-type="string" table:style-name="ce3">
            <text:p><text:a xlink:href="https://www.ebay.com/itm/224835031689?var=523701073042">https://www.ebay.com/itm/224835031689?var=523701073042</text:a></text:p>
          </table:table-cell>
          <table:table-cell table:style-name="ce2"/>
          <table:table-cell office:value-type="currency" office:value="0" table:formula="of:=[.G5]*[.B5]" table:style-name="ce2">
            <text:p><text:s/>€ -<text:s text:c="3"/>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82660249" table:style-name="ce1">
            <text:p>982660249</text:p>
          </table:table-cell>
          <table:table-cell table:style-name="ce1"/>
          <table:table-cell office:value-type="string" table:style-name="ce1">
            <text:p>Molex 0.5mm 24 Way FFC Ribbon Cable</text:p>
          </table:table-cell>
          <table:table-cell office:value-type="string" table:style-name="ce3">
            <text:p><text:a xlink:href="https://benl.rs-online.com/web/p/ribbon-cable/2193627">https://benl.rs-online.com/web/p/ribbon-cable/2193627</text:a></text:p>
          </table:table-cell>
          <table:table-cell office:value-type="currency" office:value="4.8" table:style-name="ce2">
            <text:p><text:s/>€ 4,80<text:s/></text:p>
          </table:table-cell>
          <table:table-cell office:value-type="currency" office:value="4.8" table:formula="of:=[.G6]*[.B6]" table:style-name="ce2">
            <text:p><text:s/>€ 4,80<text:s/>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8266-0249</text:p>
          </table:table-cell>
          <table:table-cell office:value-type="float" office:value="3726711" table:style-name="ce4">
            <text:p>3726711</text:p>
          </table:table-cell>
          <table:table-cell office:value-type="string" table:style-name="ce1">
            <text:p>FFC / FPC Cable, 24 Core, 0.5 mm, Same Sided Contacts, 1.18 ", 30 mm, White</text:p>
          </table:table-cell>
          <table:table-cell office:value-type="string" table:style-name="ce3">
            <text:p><text:a xlink:href="https://be.farnell.com/molex/98266-0249/ffc-fpc-cable-24-core-30mm/dp/3726711">https://be.farnell.com/molex/98266-0249/ffc-fpc-cable-24-core-30mm/dp/3726711</text:a></text:p>
          </table:table-cell>
          <table:table-cell office:value-type="currency" office:value="0" table:formula="of:=[.I7]*1.21" table:style-name="ce2">
            <text:p><text:s/>€ -<text:s text:c="3"/></text:p>
          </table:table-cell>
          <table:table-cell office:value-type="currency" office:value="0" table:formula="of:=[.G7]*[.B7]" table:style-name="ce2">
            <text:p><text:s/>€ -<text:s text:c="3"/></text:p>
          </table:table-cell>
          <table:table-cell table:number-columns-repeated="16376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/>
            <text:p>TEAX09C005-8</text:p>
          </table:table-cell>
          <table:table-cell office:value-type="string" table:style-name="ce1">
            <text:p>134-5564</text:p>
          </table:table-cell>
          <table:table-cell office:value-type="string" table:style-name="ce1">
            <text:p>Tectonic 26mm dia Full Range Audio Exciter, 8Ω, 635 Hz</text:p>
          </table:table-cell>
          <table:table-cell office:value-type="string" table:style-name="ce3">
            <text:p><text:a xlink:href="https://benl.rs-online.com/web/p/speaker-drivers/1345564">https://benl.rs-online.com/web/p/speaker-drivers/1345564</text:a></text:p>
          </table:table-cell>
          <table:table-cell office:value-type="currency" office:value="6.13" table:style-name="ce2">
            <text:p><text:s/>€ 6,13<text:s/></text:p>
          </table:table-cell>
          <table:table-cell office:value-type="currency" office:value="49.04" table:formula="of:=[.G8]*[.B8]" table:style-name="ce2">
            <text:p><text:s/>€ 49,04<text:s/>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3D printed fingerbed</text:p>
          </table:table-cell>
          <table:table-cell table:style-name="ce1"/>
          <table:table-cell office:value-type="currency" office:value="10" table:style-name="ce2">
            <text:p><text:s/>€ 10,00<text:s/></text:p>
          </table:table-cell>
          <table:table-cell office:value-type="currency" office:value="80" table:formula="of:=[.G9]*[.B9]" table:style-name="ce2">
            <text:p><text:s/>€ 80,00<text:s/>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D printed housing controller</text:p>
          </table:table-cell>
          <table:table-cell table:style-name="ce1"/>
          <table:table-cell office:value-type="currency" office:value="10" table:style-name="ce2">
            <text:p><text:s/>€ 10,00<text:s/></text:p>
          </table:table-cell>
          <table:table-cell office:value-type="currency" office:value="10" table:formula="of:=[.G10]*[.B10]" table:style-name="ce2">
            <text:p><text:s/>€ 10,00<text:s/>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oogle VHP board</text:p>
          </table:table-cell>
          <table:table-cell table:style-name="ce1"/>
          <table:table-cell office:value-type="currency" office:value="100" table:style-name="ce2">
            <text:p><text:s/>€ 100,00<text:s/></text:p>
          </table:table-cell>
          <table:table-cell office:value-type="currency" office:value="100" table:formula="of:=[.G11]*[.B11]" table:style-name="ce2">
            <text:p><text:s/>€ 100,00<text:s/>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UTP cable</text:p>
          </table:table-cell>
          <table:table-cell office:value-type="string" table:style-name="ce3">
            <text:p><text:a xlink:href="https://www.allekabels.be/netwerk-kabel/191/3787742/uutp-netwerkkabel-per-meter-cat-5e.html?lang=nl-be">https://www.allekabels.be/netwerk-kabel/191/3787742/uutp-netwerkkabel-per-meter-cat-5e.html?lang=nl-be</text:a></text:p>
          </table:table-cell>
          <table:table-cell office:value-type="currency" office:value="1.5" table:style-name="ce2">
            <text:p><text:s/>€ 1,50<text:s/></text:p>
          </table:table-cell>
          <table:table-cell office:value-type="currency" office:value="1.5" table:formula="of:=[.G12]*[.B12]" table:style-name="ce2">
            <text:p><text:s/>€ 1,50<text:s/>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office:value-type="currency" office:value="261.09000000000003" table:formula="of:=SUM([.H2:.H12])" table:style-name="ce2">
            <text:p><text:s/>€ 261,09<text:s/>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nl" number:country="BE">
      <number:text> </number:text>
      <number:currency-symbol number:language="nl" number:country="BE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nl" number:country="BE">
      <number:text> </number:text>
      <number:currency-symbol number:language="nl" number:country="BE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6P2" number:language="nl" number:country="BE">
      <number:text> </number:text>
      <number:currency-symbol number:language="nl" number:country="BE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Pieter Godefroy</meta:initial-creator>
    <dc:creator>Pieter Godefroy</dc:creator>
    <meta:creation-date>2023-09-28T19:07:19Z</meta:creation-date>
    <dc:date>2023-09-28T19:08:56Z</dc:date>
  </office:meta>
</office:document-meta>
</file>